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41a5" officeooo:paragraph-rsid="000e41a5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e41a5" officeooo:paragraph-rsid="000e41a5" style:font-weight-asian="bold" style:font-weight-complex="bold"/>
    </style:style>
    <style:style style:name="P4" style:family="paragraph" style:parent-style-name="Standard">
      <style:text-properties fo:font-weight="bold" officeooo:rsid="00188120" officeooo:paragraph-rsid="00188120" style:font-weight-asian="bold" style:font-weight-complex="bold"/>
    </style:style>
    <style:style style:name="P5" style:family="paragraph" style:parent-style-name="Standard">
      <style:text-properties officeooo:paragraph-rsid="000d09b8"/>
    </style:style>
    <style:style style:name="P6" style:family="paragraph" style:parent-style-name="Standard">
      <style:text-properties officeooo:paragraph-rsid="000e41a5"/>
    </style:style>
    <style:style style:name="P7" style:family="paragraph" style:parent-style-name="Standard">
      <style:text-properties officeooo:rsid="00119c50" officeooo:paragraph-rsid="00119c50"/>
    </style:style>
    <style:style style:name="P8" style:family="paragraph" style:parent-style-name="Standard">
      <style:text-properties officeooo:paragraph-rsid="00191a00"/>
    </style:style>
    <style:style style:name="P9" style:family="paragraph" style:parent-style-name="Standard">
      <style:text-properties fo:font-weight="bold" officeooo:paragraph-rsid="00191a00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1e5e88" officeooo:paragraph-rsid="001e5e8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41a5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9c0a" style:font-style-asian="normal" style:font-style-complex="normal"/>
    </style:style>
    <style:style style:name="T7" style:family="text">
      <style:text-properties fo:font-style="normal" officeooo:rsid="0014460e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0e41a5"/>
    </style:style>
    <style:style style:name="T10" style:family="text">
      <style:text-properties officeooo:rsid="00101a8a"/>
    </style:style>
    <style:style style:name="T11" style:family="text">
      <style:text-properties officeooo:rsid="0015c71a"/>
    </style:style>
    <style:style style:name="T12" style:family="text">
      <style:text-properties officeooo:rsid="0017b2bf"/>
    </style:style>
    <style:style style:name="T13" style:family="text">
      <style:text-properties officeooo:rsid="0017b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Plastovú fľašu naplníme teplým vzduchom a vložíme do mrazničky. Po chvíli fľaša spľasne. Prečo? A čo a prečo by sa stalo s pevnou kovovou fľašou?</text:p>
      <text:p text:style-name="P11">2. Plastovú fľašu naplníme vodou. Dá sa fľaša stlačiť? Prečo?</text:p>
      <text:p text:style-name="P11">3. Prečo by bolo ľahšie nafúknuť balón na Mesiaci ako na Zemi?</text:p>
      <text:p text:style-name="P11">4. Na betónovej priehrade sa nachádzajú dva rovnaké otvory: jeden pri hornom okraji priehrady, druhý pri spodku. Priehradu úplne naplníme vodou a oba otvory otvoríme. Z ktorého bude ďalej striekať voda? Prečo?</text:p>
      <text:p text:style-name="P11">5. Vymyslite spôsob, ako vytvoriť vo (veľmi dlhej) skúmavke vzduchoprázdno (vákuum). Návod: spomeňte si na experiment, kde sme dvíhali pohár plný vody obrátený hore dnom nad hladinu vody.</text:p>
      <text:p text:style-name="P11">6. Mohli by sme potrubia v hydraulickom lise naplniť vzduchom, alebo je nutné použiť kvapalinu? Prečo?</text:p>
      <text:p text:style-name="P11">7. Navrhnite jednoduché zariadenie, ktoré umožní zistiť, že niekde je tlak vyšší ako tlak vzduchu (napr. ak k nemu pripojíme hadičkou vývod z ventilu pneumatiky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8:54:51.193514025</meta:creation-date>
    <meta:generator>LibreOffice/24.2.7.2$Linux_X86_64 LibreOffice_project/420$Build-2</meta:generator>
    <dc:date>2025-03-12T16:23:21.190179896</dc:date>
    <meta:editing-duration>PT34M13S</meta:editing-duration>
    <meta:editing-cycles>17</meta:editing-cycles>
    <meta:document-statistic meta:table-count="0" meta:image-count="0" meta:object-count="0" meta:page-count="1" meta:paragraph-count="7" meta:word-count="149" meta:character-count="931" meta:non-whitespace-character-count="789"/>
  </office:meta>
</office:document-meta>
</file>